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0C00000757465C366F4E4EFBFF.png" manifest:media-type="image/png"/>
  <manifest:file-entry manifest:full-path="Pictures/100000000000021A000000EBD70B3FB31370C105.jpg" manifest:media-type="image/jpeg"/>
  <manifest:file-entry manifest:full-path="Pictures/100000000000013B000000B6B981D88B859367C7.png" manifest:media-type="image/png"/>
  <manifest:file-entry manifest:full-path="Pictures/100000000000029E00000339B6BD50DE82707CB3.png" manifest:media-type="image/png"/>
  <manifest:file-entry manifest:full-path="Pictures/100002010000060F000004AE39E1005EF19C9F0A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1970000013813630262A4AE0865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1820000013175285CD8287A0042.png" manifest:media-type="image/png"/>
  <manifest:file-entry manifest:full-path="Pictures/10000201000002FF0000020D850AAB78146011A5.png" manifest:media-type="image/pn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19.05cm" svg:height="1.889cm" svg:x="6.604cm" svg:y="2.439cm">
          <draw:text-box>
            <text:p text:style-name="P1"><text:span text:style-name="T2">Vídeo 38</text:span><text:span text:style-name="T3">: Componentes virtuales y FPGA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41A2D6B455941E0C.jpg" xlink:type="simple" xlink:show="embed" xlink:actuate="onLoad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0-Mayo-22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8502ECEB4AF7272C.png" xlink:type="simple" xlink:show="embed" xlink:actuate="onLoad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10.669cm" svg:height="13.138cm" svg:x="16.001cm" svg:y="4.641cm">
          <draw:image xlink:href="Pictures/100000000000029E00000339B6BD50DE82707CB3.png" xlink:type="simple" xlink:show="embed" xlink:actuate="onLoad">
            <text:p/>
          </draw:image>
        </draw:frame>
        <draw:frame draw:style-name="gr1" draw:text-style-name="P4" draw:layer="layout" svg:width="6.071cm" svg:height="4.797cm" svg:x="1.523cm" svg:y="4.854cm">
          <draw:image xlink:href="Pictures/10000000000001820000013175285CD8287A0042.png" xlink:type="simple" xlink:show="embed" xlink:actuate="onLoad">
            <text:p/>
          </draw:image>
        </draw:frame>
        <draw:frame draw:style-name="gr1" draw:text-style-name="P4" draw:layer="layout" svg:width="6.401cm" svg:height="4.907cm" svg:x="8.584cm" svg:y="4.49cm">
          <draw:image xlink:href="Pictures/10000000000001970000013813630262A4AE0865.png" xlink:type="simple" xlink:show="embed" xlink:actuate="onLoad">
            <text:p/>
          </draw:image>
        </draw:frame>
        <draw:frame draw:style-name="gr1" draw:text-style-name="P4" draw:layer="layout" svg:width="4.954cm" svg:height="2.862cm" svg:x="2.157cm" svg:y="10.413cm">
          <draw:image xlink:href="Pictures/100000000000013B000000B6B981D88B859367C7.png" xlink:type="simple" xlink:show="embed" xlink:actuate="onLoad">
            <text:p/>
          </draw:image>
        </draw:frame>
        <draw:frame draw:style-name="gr1" draw:text-style-name="P4" draw:layer="layout" svg:width="4.064cm" svg:height="4.233cm" svg:x="9.651cm" svg:y="9.736cm">
          <draw:image xlink:href="Pictures/100002010000070C00000757465C366F4E4EFBF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5-22T13:34:34.051693185</dc:date>
    <meta:editing-duration>P8DT1H23M40S</meta:editing-duration>
    <meta:editing-cycles>562</meta:editing-cycles>
    <meta:generator>LibreOffice/6.0.7.3$Linux_X86_64 LibreOffice_project/00m0$Build-3</meta:generator>
    <meta:print-date>2017-10-04T10:42:29.653181544</meta:print-date>
    <meta:document-statistic meta:object-count="46"/>
  </office:meta>
</office:document-meta>
</file>